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ormal" style:font-family-generic="roman" style:font-pitch="variable"/>
  </office:font-face-decls>
  <office:automatic-styles>
    <style:style style:name="P1" style:family="paragraph" style:parent-style-name="Header">
      <style:paragraph-properties style:writing-mode="lr-tb"/>
    </style:style>
    <style:style style:name="P2" style:family="paragraph" style:parent-style-name="Heading_20_1" style:list-style-name="WWNum2">
      <style:paragraph-properties fo:margin-left="0cm" fo:margin-right="0cm" fo:text-indent="0cm" style:auto-text-indent="false"/>
    </style:style>
    <style:style style:name="P3" style:family="paragraph" style:parent-style-name="Heading_20_2">
      <style:paragraph-properties fo:margin-left="0cm" fo:margin-right="0cm" fo:text-indent="0cm" style:auto-text-indent="false"/>
    </style:style>
    <style:style style:name="P4" style:family="paragraph" style:parent-style-name="Heading_20_2" style:list-style-name="">
      <style:paragraph-properties fo:margin-left="0cm" fo:margin-right="0cm" fo:text-indent="0cm" style:auto-text-indent="false"/>
    </style:style>
    <style:style style:name="P5" style:family="paragraph" style:parent-style-name="Standard">
      <loext:graphic-properties draw:fill="none" draw:fill-color="#ffffff"/>
      <style:paragraph-properties fo:margin-left="0cm" fo:margin-right="0cm" fo:margin-top="0cm" fo:margin-bottom="0.101cm" style:contextual-spacing="false" fo:line-height="100%" fo:text-align="start" style:justify-single-word="false" fo:orphans="0" fo:widows="0" fo:hyphenation-ladder-count="no-limit" fo:text-indent="0cm" style:auto-text-indent="false" fo:break-before="auto" fo:break-after="auto" fo:background-color="transparent" style:writing-mode="lr-tb"/>
      <style:text-properties fo:hyphenate="true" fo:hyphenation-remain-char-count="2" fo:hyphenation-push-char-count="2" loext:hyphenation-no-caps="false"/>
    </style:style>
    <style:style style:name="P6" style:family="paragraph" style:parent-style-name="Title">
      <loext:graphic-properties draw:fill="none" draw:fill-color="#ffffff"/>
      <style:paragraph-properties fo:margin-left="0cm" fo:margin-right="0cm" fo:margin-top="0.423cm" fo:margin-bottom="0.212cm" style:contextual-spacing="false" fo:line-height="100%" fo:text-align="center" style:justify-single-word="false" fo:keep-together="auto" fo:orphans="0" fo:widows="0" fo:hyphenation-ladder-count="no-limit" fo:text-indent="0cm" style:auto-text-indent="false" fo:break-before="auto" fo:break-after="auto" fo:background-color="transparent" fo:padding="0cm" fo:border-left="none" fo:border-right="none" fo:border-top="0.74pt solid #000000" fo:border-bottom="0.74pt solid #000000" fo:keep-with-next="always" style:writing-mode="lr-tb"/>
      <style:text-properties fo:hyphenate="true" fo:hyphenation-remain-char-count="2" fo:hyphenation-push-char-count="2" loext:hyphenation-no-caps="false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0f54b5"/>
    </style:style>
    <style:style style:name="T3" style:family="text">
      <style:text-properties fo:text-transform="uppercase" fo:language="fr" fo:country="FR"/>
    </style:style>
    <style:style style:name="T4" style:family="text">
      <style:text-properties fo:font-variant="normal" fo:text-transform="none" fo:color="#000000" loext:opacity="100%" style:text-position="0% 100%" fo:font-size="12pt" style:text-underline-style="none" style:font-size-asian="12pt"/>
    </style:style>
    <style:style style:name="T5" style:family="text">
      <style:text-properties fo:font-variant="normal" fo:text-transform="none" fo:color="#000000" loext:opacity="100%" style:text-position="0% 100%" fo:font-size="12pt" fo:language="en" fo:country="US" style:text-underline-style="none" style:font-size-asian="12pt"/>
    </style:style>
    <style:style style:name="T6" style:family="text">
      <style:text-properties fo:font-variant="normal" fo:text-transform="none" fo:color="#000000" loext:opacity="100%" style:text-position="0% 100%" fo:font-size="12pt" fo:language="de" fo:country="DE" style:text-underline-style="none" style:font-size-asian="12pt"/>
    </style:style>
    <style:style style:name="T7" style:family="text">
      <style:text-properties fo:font-variant="normal" fo:text-transform="none" fo:color="#000000" loext:opacity="100%" style:text-position="0% 100%" fo:font-size="12pt" fo:language="it" fo:country="IT" style:text-underline-style="none" style:font-size-asian="12pt"/>
    </style:style>
    <style:style style:name="T8" style:family="text">
      <style:text-properties fo:font-variant="normal" fo:text-transform="none" fo:color="#000000" loext:opacity="100%" style:text-outline="false" style:text-position="0% 100%" fo:font-size="12pt" fo:language="fr" fo:country="FR" style:text-underline-style="none" style:font-size-asian="12pt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officeooo:rsid="00133100" style:letter-kerning="false" style:font-name-asian="Arial Unicode MS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style:text-scale="100%" style:font-relief="none" text:display="true"/>
    </style:style>
    <style:style style:name="T10" style:family="text">
      <style:text-properties fo:font-variant="normal" fo:text-transform="none" fo:font-style="normal" style:font-style-asian="normal"/>
    </style:style>
    <style:style style:name="T11" style:family="text">
      <style:text-properties fo:font-variant="normal" fo:text-transform="none" style:text-position="0% 100%" fo:font-size="12pt" fo:language="fr" fo:country="FR" style:text-underline-style="none" style:font-size-asian="12pt"/>
    </style:style>
    <style:style style:name="T12" style:family="text">
      <style:text-properties fo:font-variant="normal" fo:text-transform="none" style:text-position="0% 100%" fo:font-size="10pt" style:text-underline-style="none" style:font-size-asian="10pt"/>
    </style:style>
    <style:style style:name="T13" style:family="text">
      <style:text-properties fo:color="#ff2600" loext:opacity="100%" style:text-outline="false"/>
    </style:style>
    <style:style style:name="T14" style:family="text">
      <style:text-properties fo:font-variant="small-caps"/>
    </style:style>
    <style:style style:name="T15" style:family="text">
      <style:text-properties fo:font-style="italic" style:font-style-asian="italic"/>
    </style:style>
    <style:style style:name="T16" style:family="text">
      <style:text-properties style:text-position="super 58%"/>
    </style:style>
    <style:style style:name="T17" style:family="text">
      <style:text-properties officeooo:rsid="001331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Aucun"><text:span text:style-name="T1">Style bibliographique</text:span></text:span><text:span text:style-name="Aucun"><text:line-break/></text:span><text:span text:style-name="Aucun"><text:span text:style-name="T1">UPJV Histoire de l'art</text:span></text:span><text:span text:style-name="Aucun"><text:line-break/></text:span><text:span text:style-name="Aucun"><text:span text:style-name="T1">Auteur-date</text:span></text:span></text:p>
      <text:p text:style-name="Subtitle"><text:span text:style-name="Aucun"><text:span text:style-name="T1">version 1.</text:span></text:span><text:span text:style-name="Aucun"><text:span text:style-name="T2">3</text:span></text:span></text:p>
      <text:h text:style-name="Heading_20_1" text:outline-level="1"><text:span text:style-name="Aucun"><text:span text:style-name="T3">É</text:span></text:span><text:span text:style-name="Aucun"><text:span text:style-name="T1">tudes</text:span></text:span></text:h>
      <text:h text:style-name="P3" text:outline-level="2"><text:span text:style-name="Aucun">Note</text:span></text:h>
      <text:p text:style-name="Corps"><text:span text:style-name="Aucun"><text:span text:style-name="T4">Mâ</text:span></text:span><text:span text:style-name="Aucun"><text:span text:style-name="T5">le, 2021, </text:span></text:span><text:span text:style-name="Aucun"><text:span text:style-name="T8">p. 12</text:span></text:span><text:span text:style-name="Aucun"><text:span text:style-name="T4"> </text:span></text:span><text:span text:style-name="Aucun"><text:span text:style-name="T6">; Baschet, 2008</text:span></text:span><text:span text:style-name="Aucun"><text:span text:style-name="T7">a, </text:span></text:span><text:span text:style-name="Aucun"><text:span text:style-name="T8">p. 104-107</text:span></text:span><text:span text:style-name="Aucun"><text:span text:style-name="T4"> </text:span></text:span><text:span text:style-name="Aucun"><text:span text:style-name="T6">; Baschet, 2008b.</text:span></text:span></text:p>
      <text:h text:style-name="P3" text:outline-level="2"><text:span text:style-name="Aucun">Bibliographie</text:span></text:h>
      <text:p text:style-name="Standard"><text:span text:style-name="Aucun">Baschet, 2008a – </text:span><text:span text:style-name="Aucun"><text:span text:style-name="T14">Baschet</text:span></text:span><text:span text:style-name="Aucun">, Jérôme, « La voûte peinte de Saint-Savin : ornementation et dynamique axiale du lieu rituel », </text:span><text:span text:style-name="Aucun"><text:span text:style-name="T15">L’iconographie médiévale</text:span></text:span><text:span text:style-name="Aucun">, Paris, Gallimard, 2008 (Folio histoire), p. 102‑124.</text:span></text:p>
      <text:p text:style-name="Standard">———, 2008b – <text:span text:style-name="T14">Baschet</text:span>, Jérôme, « L’image-objet », <text:span text:style-name="T15">L’iconographie médiévale</text:span>, Paris, Gallimard, 2008, p. 25‑64.</text:p>
      <text:p text:style-name="Standard">Mâle, 2021 – <text:span text:style-name="T14">Mâle</text:span>, Émile, <text:span text:style-name="T15">L’art religieux du XIIIe siècle en France : étude sur l’iconographie du Moyen âge et sur ses sources d’inspiration</text:span> [1<text:span text:style-name="T16">re</text:span> éd. 1898], Paris, Klincksieck, 2021 (Les mondes de l’art, 16).</text:p>
      <text:list xml:id="list132658563" text:style-name="WWNum2">
        <text:list-header>
          <text:h text:style-name="P2" text:outline-level="1">Article dans un ouvrage collectif</text:h>
        </text:list-header>
      </text:list>
      <text:h text:style-name="P3" text:outline-level="2">Note</text:h>
      <text:p text:style-name="Standard">Voyer, 2018, p. 184-185.</text:p>
      <text:h text:style-name="P3" text:outline-level="2">Bibliographie</text:h>
      <text:p text:style-name="Standard">Voyer, 2018 – <text:span text:style-name="T14">Voyer</text:span>, Cécile, « Mise en abyme : le sacramentaire de Marmoutier et ses images », <text:span text:style-name="T10">Imago libri</text:span><text:span text:style-name="T15">. Représentations carolingiennes du livre</text:span>, éd. Charlotte <text:span text:style-name="T14">Denoël</text:span>, Anne-Orange <text:span text:style-name="T14">Poilpré</text:span> et Sumi <text:span text:style-name="T14">Shimahara</text:span>, Turnhout, Brepols, 2018 (Bibliologia, 47), p. 183‑192.</text:p>
      <text:h text:style-name="Heading_20_1" text:outline-level="1">Catalogue d’exposition</text:h>
      <text:h text:style-name="P3" text:outline-level="2">Note</text:h>
      <text:p text:style-name="Standard">Bardies-Fronty, Denoël et Villela-Petit (éd.), 2016.</text:p>
      <text:h text:style-name="P3" text:outline-level="2">Bibliographie</text:h>
      <text:p text:style-name="Standard">Bardiès-Fronty, Denoël et Villela-Petit (éd.), 2016 – <text:span text:style-name="T15">Les temps mérovingiens : trois siècles d’art et de culture (451-751) [catalogue d’exposition, Paris, Musée de Cluny - Musée national du Moyen Âge, 26 octobre 2016-13 février 2017]</text:span>, éd. Isabelle <text:span text:style-name="T14">Bardiès-Fronty</text:span>, Charlotte <text:span text:style-name="T14">Denoël</text:span> et Inès <text:span text:style-name="T14">Villela-Petit</text:span>, Paris, RMN-Grand Palais, 2016.</text:p>
      <text:p text:style-name="Remarque">NB : <text:span text:style-name="T17">Cette typographie implique d’insérer les catalogues d’exposition parmi les études de la bibliographie ; il ne convient pas si l’on souhaite les regrouper sous une catégorie spécifique </text:span><text:span text:style-name="T9">« </text:span><text:span text:style-name="T17">catalogues d’exposition</text:span><text:span text:style-name="T9"> »</text:span><text:span text:style-name="T17"> au sein de la bibliographie.</text:span></text:p>
      <text:h text:style-name="Heading_20_1" text:outline-level="1"><text:soft-page-break/><text:span text:style-name="Aucun">Source éditée dans un ouvrage</text:span></text:h>
      <text:h text:style-name="P4" text:outline-level="2"><text:span text:style-name="Aucun"><text:span text:style-name="T1">Note</text:span></text:span></text:h>
      <text:p text:style-name="Corps"><text:span text:style-name="Aucun"><text:span text:style-name="T11">Aimoin de Fleury, 2004.</text:span></text:span></text:p>
      <text:h text:style-name="P4" text:outline-level="2"><text:span text:style-name="Aucun"><text:span text:style-name="T1">Bibliographie</text:span></text:span></text:h>
      <text:p text:style-name="P5"><text:span text:style-name="Aucun">Aimoin de Fleury, 2004 – </text:span><text:span text:style-name="Aucun"><text:span text:style-name="T14">Aimoin de Fleury</text:span></text:span><text:span text:style-name="Aucun">, </text:span><text:span text:style-name="Aucun"><text:span text:style-name="T15">Vita et passio sancti Abbonis</text:span></text:span><text:span text:style-name="Aucun">, éd. Robert-Henri </text:span><text:span text:style-name="Aucun"><text:span text:style-name="T14">Bautier</text:span></text:span><text:span text:style-name="Aucun"> et Gillette </text:span><text:span text:style-name="Aucun"><text:span text:style-name="T14">Tyl-Labory</text:span></text:span><text:span text:style-name="Aucun">, dans </text:span><text:span text:style-name="Aucun"><text:span text:style-name="T15">L’abbaye de Fleury en l’an mil</text:span></text:span><text:span text:style-name="Aucun">, éd. Robert-Henri </text:span><text:span text:style-name="Aucun"><text:span text:style-name="T14">Bautier</text:span></text:span><text:span text:style-name="Aucun">, Gillette </text:span><text:span text:style-name="Aucun"><text:span text:style-name="T14">Tyl-Labory</text:span></text:span><text:span text:style-name="Aucun">, Anselme </text:span><text:span text:style-name="Aucun"><text:span text:style-name="T14">Davril</text:span></text:span><text:span text:style-name="Aucun">, et Lin </text:span><text:span text:style-name="Aucun"><text:span text:style-name="T14">Donnat</text:span></text:span><text:span text:style-name="Aucun">, Paris, CNRS éditions, 2004 (Sources d’histoire médiévale, 32), p. 25‑38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orma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fr" fo:country="FR" style:letter-kerning="false" style:font-name-asian="Arial Unicode MS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0pt" fo:language="fr" fo:country="FR" style:letter-kerning="false" style:font-name-asian="Arial Unicode MS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list-style-name="WWNum2" style:list-level="1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loext:graphic-properties draw:fill="none" draw:fill-color="#ffffff"/>
      <style:paragraph-properties fo:margin-top="0.423cm" fo:margin-bottom="0.212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-left="none" fo:border-right="none" fo:border-top="none" fo:border-bottom="0.26pt solid #000000" fo:keep-with-next="always" style:writing-mode="lr-tb"/>
      <style:text-properties fo:text-transform="uppercase" fo:color="#000000" loext:opacity="100%" style:text-outline="false" style:text-line-through-style="none" style:text-line-through-type="none" style:text-position="0% 100%" style:font-name="Cambria1" fo:font-family="Cambria" style:font-family-generic="swiss" style:font-pitch="variable" fo:font-size="18pt" fo:letter-spacing="normal" fo:language="fr" fo:country="FR" fo:font-style="normal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fo:hyphenate="true" fo:hyphenation-remain-char-count="2" fo:hyphenation-push-char-count="2" loext:hyphenation-no-caps="false"/>
    </style:style>
    <style:style style:name="Heading_20_2" style:display-name="Heading 2" style:family="paragraph" style:parent-style-name="Heading" style:default-outline-level="2" style:list-style-name="" style:class="text">
      <loext:graphic-properties draw:fill="none" draw:fill-color="#ffffff"/>
      <style:paragraph-properties fo:margin-left="0cm" fo:margin-right="0cm" fo:margin-top="0.353cm" fo:margin-bottom="0.212cm" style:contextual-spacing="false" fo:line-height="100%" fo:text-align="start" style:justify-single-word="false" fo:keep-together="auto" fo:orphans="0" fo:widows="0" fo:hyphenation-ladder-count="no-limit" fo:text-indent="0cm" style:auto-text-indent="false" fo:break-before="auto" fo:break-after="auto" fo:background-color="transparent" fo:keep-with-next="always" style:writing-mode="lr-tb"/>
      <style:text-properties fo:text-transform="uppercase" fo:color="#000000" loext:opacity="100%" style:text-outline="false" style:text-line-through-style="none" style:text-line-through-type="none" style:text-position="0% 100%" style:font-name="Cambria1" fo:font-family="Cambria" style:font-family-generic="swiss" style:font-pitch="variable" fo:font-size="16pt" fo:letter-spacing="normal" fo:language="fr" fo:country="FR" fo:font-style="normal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6pt" style:font-style-asian="normal" style:font-weight-asian="normal" style:font-name-complex="Arial Unicode MS" style:font-family-complex="'Arial Unicode MS'" style:font-family-generic-complex="system" style:font-pitch-complex="variable" style:font-size-complex="16pt" style:font-style-complex="normal" style:font-weight-complex="normal" fo:hyphenate="true" fo:hyphenation-remain-char-count="2" fo:hyphenation-push-char-count="2" loext:hyphenation-no-caps="false"/>
    </style:style>
    <style:style style:name="Heading_20_3" style:display-name="Heading 3" style:family="paragraph" style:parent-style-name="Heading" style:next-style-name="Text_20_body" style:default-outline-level="3" style:list-style-name="WWNum1" style:list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class="extra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5.91cm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language="fr" fo:country="FR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2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Title" style:family="paragraph" style:class="chapter">
      <loext:graphic-properties draw:fill="none" draw:fill-color="#ffffff"/>
      <style:paragraph-properties fo:margin-left="0cm" fo:margin-right="0cm" fo:margin-top="0.423cm" fo:margin-bottom="0.212cm" style:contextual-spacing="false" fo:line-height="100%" fo:text-align="center" style:justify-single-word="false" fo:keep-together="auto" fo:orphans="0" fo:widows="0" fo:hyphenation-ladder-count="no-limit" fo:text-indent="0cm" style:auto-text-indent="false" fo:break-before="auto" fo:break-after="auto" fo:background-color="transparent" fo:padding="0cm" fo:border-left="none" fo:border-right="none" fo:border-top="0.74pt solid #000000" fo:border-bottom="0.74pt solid #000000" fo:keep-with-next="always" style:writing-mode="lr-tb"/>
      <style:text-properties fo:text-transform="uppercase" fo:color="#000000" loext:opacity="100%" style:text-outline="false" style:text-line-through-style="none" style:text-line-through-type="none" style:text-position="0% 100%" style:font-name="Cambria" fo:font-family="Cambria" style:font-family-generic="roman" style:font-pitch="variable" fo:font-size="20pt" fo:letter-spacing="normal" fo:language="fr" fo:country="FR" fo:font-style="normal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20pt" style:language-asian="zh" style:country-asian="CN" style:font-style-asian="normal" style:font-weight-asian="bold" style:font-name-complex="Arial Unicode MS" style:font-family-complex="'Arial Unicode MS'" style:font-family-generic-complex="system" style:font-pitch-complex="variable" style:font-size-complex="20pt" style:language-complex="hi" style:country-complex="IN" style:font-style-complex="normal" style:font-weight-complex="bold" style:text-scale="100%" style:font-relief="none" text:display="true" fo:hyphenate="true" fo:hyphenation-remain-char-count="2" fo:hyphenation-push-char-count="2" loext:hyphenation-no-caps="false"/>
    </style:style>
    <style:style style:name="Subtitle" style:family="paragraph" style:class="chapter">
      <loext:graphic-properties draw:fill="none" draw:fill-color="#ffffff"/>
      <style:paragraph-properties fo:margin-left="0cm" fo:margin-right="0cm" fo:margin-top="0.106cm" fo:margin-bottom="0.212cm" style:contextual-spacing="false" fo:line-height="100%" fo:text-align="center" style:justify-single-word="false" fo:keep-together="auto" fo:orphans="0" fo:widows="0" fo:hyphenation-ladder-count="no-limit" fo:text-indent="0cm" style:auto-text-indent="false" fo:break-before="auto" fo:break-after="auto" fo:background-color="transparent" fo:keep-with-next="always" style:writing-mode="lr-tb"/>
      <style:text-properties fo:text-transform="uppercase" fo:color="#000000" loext:opacity="100%" style:text-outline="false" style:text-line-through-style="none" style:text-line-through-type="none" style:text-position="0% 100%" style:font-name="Cambria" fo:font-family="Cambria" style:font-family-generic="roman" style:font-pitch="variable" fo:font-size="18pt" fo:letter-spacing="normal" fo:language="fr" fo:country="FR" fo:font-style="normal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Corps" style:family="paragraph">
      <loext:graphic-properties draw:fill="none" draw:fill-color="#ffffff"/>
      <style:paragraph-properties fo:margin-left="0cm" fo:margin-right="0cm" fo:margin-top="0cm" fo:margin-bottom="0.101cm" style:contextual-spacing="false" fo:line-height="100%" fo:text-align="start" style:justify-single-word="false" fo:keep-together="auto" fo:orphans="0" fo:widows="0" fo:hyphenation-ladder-count="no-limit" fo:text-indent="0cm" style:auto-text-indent="false" fo:break-before="auto" fo:break-after="auto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fr" fo:country="FR" fo:font-style="normal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2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2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Par_20_défaut" style:display-name="Par défaut" style:family="paragraph">
      <loext:graphic-properties draw:fill="none" draw:fill-color="#ffffff"/>
      <style:paragraph-properties fo:margin-left="0cm" fo:margin-right="0cm" fo:margin-top="0.282cm" fo:margin-bottom="0cm" style:contextual-spacing="false" fo:line-height="12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language="fr" fo:country="FR" fo:font-style="normal" style:text-underline-style="none" fo:font-weight="normal" style:letter-kerning="false" fo:background-color="transparent" style:font-name-asian="Helvetica Neue1" style:font-family-asian="'Helvetica Neue'" style:font-family-generic-asian="system" style:font-pitch-asian="variable" style:font-size-asian="12pt" style:language-asian="zh" style:country-asian="CN" style:font-style-asian="normal" style:font-weight-asian="normal" style:font-name-complex="Helvetica Neue1" style:font-family-complex="'Helvetica Neue'" style:font-family-generic-complex="system" style:font-pitch-complex="variable" style:font-size-complex="12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Footer" style:family="paragraph" style:parent-style-name="Header_20_and_20_Footer" style:class="extra"/>
    <style:style style:name="Closing" style:family="paragraph" style:parent-style-name="Heading" style:nex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Remarque" style:family="paragraph" style:parent-style-name="Standard">
      <style:paragraph-properties fo:margin-top="0.3cm" fo:margin-bottom="0.101cm" style:contextual-spacing="false">
        <style:tab-stops/>
      </style:paragraph-properties>
      <style:text-properties fo:color="#000000" loext:opacity="100%" fo:font-size="10pt" officeooo:rsid="001cd195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Aucun" style:family="text">
      <style:text-properties fo:language="fr" fo:country="FR"/>
    </style:style>
    <style:style style:name="Numbering_20_Symbols" style:display-name="Numbering Symbols" style:family="text">
      <style:text-properties fo:color="#00000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fo:color="#000000" loext:opacity="100%"/>
    </style:style>
    <style:style style:name="ListLabel_20_12" style:display-name="ListLabel 12" style:family="text">
      <style:text-properties fo:color="#000000" loext:opacity="100%"/>
    </style:style>
    <style:style style:name="ListLabel_20_13" style:display-name="ListLabel 13" style:family="text">
      <style:text-properties fo:color="#000000" loext:opacity="100%"/>
    </style:style>
    <style:style style:name="ListLabel_20_14" style:display-name="ListLabel 14" style:family="text">
      <style:text-properties fo:color="#000000" loext:opacity="100%"/>
    </style:style>
    <style:style style:name="ListLabel_20_15" style:display-name="ListLabel 15" style:family="text">
      <style:text-properties fo:color="#000000" loext:opacity="100%"/>
    </style:style>
    <style:style style:name="ListLabel_20_16" style:display-name="ListLabel 16" style:family="text">
      <style:text-properties fo:color="#000000" loext:opacity="100%"/>
    </style:style>
    <style:style style:name="ListLabel_20_17" style:display-name="ListLabel 17" style:family="text">
      <style:text-properties fo:color="#000000" loext:opacity="100%"/>
    </style:style>
    <style:style style:name="ListLabel_20_18" style:display-name="ListLabel 18" style:family="text">
      <style:text-properties fo:color="#000000" loext:opacity="100%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Style_20_1_20_importé" style:display-name="Style 1 importé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2cm" fo:background-color="#ffffff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fr-FR</dc:language>
    <dc:creator>Sébastien Biay</dc:creator>
    <dc:date>2023-09-11T11:41:00.423569242</dc:date>
    <meta:editing-cycles>12</meta:editing-cycles>
    <meta:editing-duration>PT1H2M18S</meta:editing-duration>
    <meta:generator>LibreOffice/7.3.7.2$Linux_X86_64 LibreOffice_project/30$Build-2</meta:generator>
    <meta:document-statistic meta:table-count="0" meta:image-count="0" meta:object-count="0" meta:page-count="2" meta:paragraph-count="25" meta:word-count="299" meta:character-count="2056" meta:non-whitespace-character-count="1776"/>
    <meta:user-defined meta:name="AppVersion">15.0000</meta:user-defined>
  </office:meta>
</office:document-meta>
</file>